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10003" number:language="fr" number:country="FR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a6099"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 fo:font-style="normal" style:text-underline-style="none" style:font-style-asian="normal" style:font-style-complex="normal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158466" fo:font-style="normal" style:text-underline-style="none" style:font-style-asian="normal" style:font-style-complex="normal"/>
    </style:style>
    <style:style style:name="ce7" style:family="table-cell" style:parent-style-name="Default" style:data-style-name="N10109">
      <style:table-cell-properties style:text-align-source="fix" style:repeat-content="false"/>
      <style:paragraph-properties fo:text-align="center" fo:margin-left="0mm"/>
      <style:text-properties fo:color="#2a6099"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10109">
      <style:table-cell-properties style:text-align-source="fix" style:repeat-content="fals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2a6099" fo:font-style="normal" style:text-underline-style="none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c9211e" fo:font-style="normal" style:text-underline-style="none" style:font-style-asian="normal" style:font-style-complex="normal"/>
    </style:style>
    <style:style style:name="ce11" style:family="table-cell" style:parent-style-name="Default" style:data-style-name="N10003">
      <style:table-cell-properties style:text-align-source="fix" style:repeat-content="false"/>
      <style:paragraph-properties fo:text-align="center" fo:margin-left="0mm"/>
      <style:text-properties fo:color="#158466" fo:font-style="normal" style:text-underline-style="none" style:font-style-asian="normal" style:font-style-complex="normal"/>
    </style:style>
    <style:style style:name="ce12" style:family="table-cell" style:parent-style-name="Default" style:data-style-name="N10109">
      <style:table-cell-properties style:text-align-source="fix" style:repeat-content="false"/>
      <style:paragraph-properties fo:text-align="center" fo:margin-left="0mm"/>
      <style:text-properties fo:color="#c9211e"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0109">
      <style:table-cell-properties fo:background-color="#81d41a" style:text-align-source="fix" style:repeat-content="fals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4" style:family="table-cell" style:parent-style-name="Default" style:data-style-name="N10109">
      <style:table-cell-properties style:text-align-source="fix" style:repeat-content="false"/>
      <style:paragraph-properties fo:text-align="center" fo:margin-left="0mm"/>
      <style:text-properties fo:color="#c9211e"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ackground-color="#81d41a" style:text-align-source="fix" style:repeat-content="fals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6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antités</text:p>
          </table:table-cell>
          <table:table-cell table:style-name="ce2" table:number-columns-repeated="2"/>
          <table:table-cell table:style-name="ce2" office:value-type="float" office:value="4070" calcext:value-type="float">
            <text:p>4070</text:p>
          </table:table-cell>
          <table:table-cell table:style-name="ce2" office:value-type="float" office:value="2715" calcext:value-type="float">
            <text:p>271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charges directes</text:p>
          </table:table-cell>
          <table:table-cell table:style-name="ce2" table:number-columns-repeated="2"/>
          <table:table-cell table:style-name="ce7" table:formula="of:=[.D5]+[.D6]" office:value-type="currency" office:currency="EUR" office:value="346800" calcext:value-type="currency">
            <text:p>346 800 €</text:p>
          </table:table-cell>
          <table:table-cell table:style-name="ce7" table:formula="of:=[.E5]+[.E6]" office:value-type="currency" office:currency="EUR" office:value="258600" calcext:value-type="currency">
            <text:p>258 600 €</text:p>
          </table:table-cell>
          <table:table-cell table:style-name="ce7" table:formula="of:=[.F5]+[.F6]" office:value-type="currency" office:currency="EUR" office:value="605400" calcext:value-type="currency">
            <text:p>605 400 €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matière M</text:p>
          </table:table-cell>
          <table:table-cell table:style-name="ce2"/>
          <table:table-cell table:style-name="ce8" office:value-type="currency" office:currency="EUR" office:value="180000" calcext:value-type="currency">
            <text:p>180 000 €</text:p>
          </table:table-cell>
          <table:table-cell table:style-name="ce8" office:value-type="currency" office:currency="EUR" office:value="120000" calcext:value-type="currency">
            <text:p>120 000 €</text:p>
          </table:table-cell>
          <table:table-cell table:style-name="ce13" table:formula="of:=[.D5]+[.E5]" office:value-type="currency" office:currency="EUR" office:value="300000" calcext:value-type="currency">
            <text:p>300 000 €</text:p>
          </table:table-cell>
          <table:table-cell table:number-columns-repeated="3"/>
          <table:table-cell table:style-name="ce17"/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rémunérations</text:p>
          </table:table-cell>
          <table:table-cell table:style-name="ce2"/>
          <table:table-cell table:style-name="ce8" table:formula="of:=6800*18+1850*24" office:value-type="currency" office:currency="EUR" office:value="166800" calcext:value-type="currency">
            <text:p>166 800 €</text:p>
          </table:table-cell>
          <table:table-cell table:style-name="ce8" table:formula="of:=2700*18+3750*24" office:value-type="currency" office:currency="EUR" office:value="138600" calcext:value-type="currency">
            <text:p>138 600 €</text:p>
          </table:table-cell>
          <table:table-cell table:style-name="ce8" table:formula="of:=[.D6]+[.E6]" office:value-type="currency" office:currency="EUR" office:value="305400" calcext:value-type="currency">
            <text:p>305 400 €</text:p>
          </table:table-cell>
          <table:table-cell table:number-columns-repeated="1018"/>
        </table:table-row>
        <table:table-row table:style-name="ro1" table:number-rows-repeated="2">
          <table:table-cell table:style-name="ce2" table:number-columns-repeated="3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harges indirectes</text:p>
          </table:table-cell>
          <table:table-cell table:style-name="ce2" table:number-columns-repeated="2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9" table:formula="of:=[.D11]+[.D15]+[.D23]" office:value-type="currency" office:currency="EUR" office:value="166123.628803032" calcext:value-type="currency">
            <text:p>166 123,63 €</text:p>
          </table:table-cell>
          <table:table-cell table:style-name="ce9" table:formula="of:=[.E11]+[.E15]+[.E23]" office:value-type="currency" office:currency="EUR" office:value="121476.371196968" calcext:value-type="currency">
            <text:p>121 476,37 €</text:p>
          </table:table-cell>
          <table:table-cell table:style-name="ce9" table:formula="of:=[.F11]+[.F15]+[.F23]" office:value-type="currency" office:currency="EUR" office:value="287600" calcext:value-type="currency">
            <text:p>287 600,00 €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ppros</text:p>
          </table:table-cell>
          <table:table-cell table:style-name="ce2"/>
          <table:table-cell table:style-name="ce10" table:formula="of:=[.$F11]/[.$F14]*[.D14]" office:value-type="currency" office:currency="EUR" office:value="49187.9145173176" calcext:value-type="currency">
            <text:p>49 187,91 €</text:p>
          </table:table-cell>
          <table:table-cell table:style-name="ce10" table:formula="of:=[.$F11]/[.$F14]*[.E14]" office:value-type="currency" office:currency="EUR" office:value="32812.0854826824" calcext:value-type="currency">
            <text:p>32 812,09 €</text:p>
          </table:table-cell>
          <table:table-cell table:style-name="ce14" table:formula="of:=SUM([.F12:.F13])" office:value-type="currency" office:currency="EUR" office:value="82000" calcext:value-type="currency">
            <text:p>82 000 €</text:p>
          </table:table-cell>
          <table:table-cell table:style-name="ce16"/>
          <table:table-cell table:number-columns-repeated="1017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Comptes 61 &amp; 62</text:p>
          </table:table-cell>
          <table:table-cell table:style-name="ce8" table:number-columns-repeated="2"/>
          <table:table-cell table:style-name="ce8" office:value-type="currency" office:currency="EUR" office:value="70000" calcext:value-type="currency">
            <text:p>70 0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rémunérations</text:p>
          </table:table-cell>
          <table:table-cell table:style-name="ce8" table:number-columns-repeated="2"/>
          <table:table-cell table:style-name="ce8" office:value-type="currency" office:currency="EUR" office:value="12000" calcext:value-type="currency">
            <text:p>12 000 €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Quantités</text:p>
          </table:table-cell>
          <table:table-cell table:style-name="ce11" office:value-type="float" office:value="4070" calcext:value-type="float">
            <text:p>4 070</text:p>
          </table:table-cell>
          <table:table-cell table:style-name="ce11" office:value-type="float" office:value="2715" calcext:value-type="float">
            <text:p>2 715</text:p>
          </table:table-cell>
          <table:table-cell table:style-name="ce11" office:value-type="float" office:value="6785" calcext:value-type="float">
            <text:p>6 785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telier 1</text:p>
          </table:table-cell>
          <table:table-cell table:style-name="ce2"/>
          <table:table-cell table:style-name="ce10" table:formula="of:=[.$F15]/[.$F22]*[.D22]" office:value-type="currency" office:currency="EUR" office:value="87600" calcext:value-type="currency">
            <text:p>87 600,00 €</text:p>
          </table:table-cell>
          <table:table-cell table:style-name="ce10" table:formula="of:=[.$F15]/[.$F22]*[.E22]" office:value-type="currency" office:currency="EUR" office:value="29200" calcext:value-type="currency">
            <text:p>29 200,00 €</text:p>
          </table:table-cell>
          <table:table-cell table:style-name="ce14" table:formula="of:=SUM([.F16:.F21])" office:value-type="currency" office:currency="EUR" office:value="116800" calcext:value-type="currency">
            <text:p>116 8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Mat conso</text:p>
          </table:table-cell>
          <table:table-cell table:style-name="ce8" table:number-columns-repeated="2"/>
          <table:table-cell table:style-name="ce8" office:value-type="currency" office:currency="EUR" office:value="3000" calcext:value-type="currency">
            <text:p>3 0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Comptes 61 &amp; 62</text:p>
          </table:table-cell>
          <table:table-cell table:style-name="ce8" table:number-columns-repeated="2"/>
          <table:table-cell table:style-name="ce8" office:value-type="currency" office:currency="EUR" office:value="70000" calcext:value-type="currency">
            <text:p>70 0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Taxes</text:p>
          </table:table-cell>
          <table:table-cell table:style-name="ce8" table:number-columns-repeated="2"/>
          <table:table-cell table:style-name="ce8" office:value-type="currency" office:currency="EUR" office:value="15000" calcext:value-type="currency">
            <text:p>15 0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Chef d’atelier</text:p>
          </table:table-cell>
          <table:table-cell table:style-name="ce8" table:number-columns-repeated="2"/>
          <table:table-cell table:style-name="ce8" office:value-type="currency" office:currency="EUR" office:value="6300" calcext:value-type="currency">
            <text:p>6 3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Divers</text:p>
          </table:table-cell>
          <table:table-cell table:style-name="ce8" table:number-columns-repeated="2"/>
          <table:table-cell table:style-name="ce8" office:value-type="currency" office:currency="EUR" office:value="6000" calcext:value-type="currency">
            <text:p>6 0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DAP</text:p>
          </table:table-cell>
          <table:table-cell table:style-name="ce8" table:number-columns-repeated="2"/>
          <table:table-cell table:style-name="ce8" office:value-type="currency" office:currency="EUR" office:value="16500" calcext:value-type="currency">
            <text:p>16 500 €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Heures de machine</text:p>
          </table:table-cell>
          <table:table-cell table:style-name="ce6" office:value-type="float" office:value="15000" calcext:value-type="float">
            <text:p>15 000</text:p>
          </table:table-cell>
          <table:table-cell table:style-name="ce6" office:value-type="float" office:value="5000" calcext:value-type="float">
            <text:p>5 000</text:p>
          </table:table-cell>
          <table:table-cell table:style-name="ce6" office:value-type="float" office:value="20000" calcext:value-type="float">
            <text:p>20 0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telier 2</text:p>
          </table:table-cell>
          <table:table-cell table:style-name="ce2"/>
          <table:table-cell table:style-name="ce10" table:formula="of:=[.$F23]/[.$F29]*[.D29]" office:value-type="currency" office:currency="EUR" office:value="29335.7142857143" calcext:value-type="currency">
            <text:p>29 335,71 €</text:p>
          </table:table-cell>
          <table:table-cell table:style-name="ce10" table:formula="of:=[.$F23]/[.$F29]*[.E29]" office:value-type="currency" office:currency="EUR" office:value="59464.2857142857" calcext:value-type="currency">
            <text:p>59 464,29 €</text:p>
          </table:table-cell>
          <table:table-cell table:style-name="ce14" table:formula="of:=SUM([.F24:.F28])" office:value-type="currency" office:currency="EUR" office:value="88800" calcext:value-type="currency">
            <text:p>88 8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Comptes 61 &amp; 62</text:p>
          </table:table-cell>
          <table:table-cell table:style-name="ce8" table:number-columns-repeated="2"/>
          <table:table-cell table:style-name="ce8" office:value-type="currency" office:currency="EUR" office:value="70000" calcext:value-type="currency">
            <text:p>70 0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Taxes</text:p>
          </table:table-cell>
          <table:table-cell table:style-name="ce8" table:number-columns-repeated="2"/>
          <table:table-cell table:style-name="ce8" office:value-type="currency" office:currency="EUR" office:value="5000" calcext:value-type="currency">
            <text:p>5 0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Chef d’atelier</text:p>
          </table:table-cell>
          <table:table-cell table:style-name="ce8" table:number-columns-repeated="2"/>
          <table:table-cell table:style-name="ce8" office:value-type="currency" office:currency="EUR" office:value="6300" calcext:value-type="currency">
            <text:p>6 3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Divers</text:p>
          </table:table-cell>
          <table:table-cell table:style-name="ce8" table:number-columns-repeated="2"/>
          <table:table-cell table:style-name="ce8" office:value-type="currency" office:currency="EUR" office:value="2000" calcext:value-type="currency">
            <text:p>2 000 €</text:p>
          </table:table-cell>
          <table:table-cell table:number-columns-repeated="1018"/>
        </table:table-row>
        <table:table-row table:style-name="ro1" table:visibility="collapse">
          <table:table-cell table:style-name="ce2" table:number-columns-repeated="2"/>
          <table:table-cell table:style-name="ce2" office:value-type="string" calcext:value-type="string">
            <text:p>DAP</text:p>
          </table:table-cell>
          <table:table-cell table:style-name="ce8" table:number-columns-repeated="2"/>
          <table:table-cell table:style-name="ce8" office:value-type="currency" office:currency="EUR" office:value="5500" calcext:value-type="currency">
            <text:p>5 500 €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Heures dd MOD</text:p>
          </table:table-cell>
          <table:table-cell table:style-name="ce6" office:value-type="float" office:value="1850" calcext:value-type="float">
            <text:p>1 850</text:p>
          </table:table-cell>
          <table:table-cell table:style-name="ce6" office:value-type="float" office:value="3750" calcext:value-type="float">
            <text:p>3 750</text:p>
          </table:table-cell>
          <table:table-cell table:style-name="ce6" office:value-type="float" office:value="5600" calcext:value-type="float">
            <text:p>5 600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total des charges</text:p>
          </table:table-cell>
          <table:table-cell table:style-name="ce3" table:number-columns-repeated="2"/>
          <table:table-cell table:style-name="ce7" table:formula="of:=[.D4]+[.D10]" office:value-type="currency" office:currency="EUR" office:value="512923.628803032" calcext:value-type="currency">
            <text:p>512 924 €</text:p>
          </table:table-cell>
          <table:table-cell table:style-name="ce7" table:formula="of:=[.E4]+[.E10]" office:value-type="currency" office:currency="EUR" office:value="380076.371196968" calcext:value-type="currency">
            <text:p>380 076 €</text:p>
          </table:table-cell>
          <table:table-cell table:style-name="ce7" table:formula="of:=[.F4]+[.F10]" office:value-type="currency" office:currency="EUR" office:value="893000" calcext:value-type="currency">
            <text:p>893 000 €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ût unitaire </text:p>
          </table:table-cell>
          <table:table-cell table:style-name="ce2" table:number-columns-repeated="2"/>
          <table:table-cell table:style-name="ce12" table:formula="of:=[.D31]/4070" office:value-type="currency" office:currency="EUR" office:value="126.025461622367" calcext:value-type="currency">
            <text:p>126 €</text:p>
          </table:table-cell>
          <table:table-cell table:style-name="ce12" table:formula="of:=[.E31]/2715" office:value-type="currency" office:currency="EUR" office:value="139.991296941793" calcext:value-type="currency">
            <text:p>140 €</text:p>
          </table:table-cell>
          <table:table-cell table:style-name="ce15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7P0"/>
    </number:currency-style>
    <number:currency-style style:name="N10108P0" style:volatile="true" number:language="fr" number:country="FR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9P0" style:volatile="true" number:language="fr" number:country="FR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09P0"/>
    </number:currency-style>
    <number:number-style style:name="N10110" number:language="fr" number:country="FR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8:09:23.948380226</meta:creation-date>
    <dc:date>2020-03-11T08:53:39.670240666</dc:date>
    <meta:editing-duration>PT31M45S</meta:editing-duration>
    <meta:editing-cycles>6</meta:editing-cycles>
    <meta:generator>LibreOffice/6.2.8.2$Linux_X86_64 LibreOffice_project/20$Build-2</meta:generator>
    <meta:document-statistic meta:table-count="1" meta:cell-count="79" meta:object-count="0"/>
  </office:meta>
</office:document-meta>
</file>